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4043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(spechmmer)_McPAT </text:p>
          </table:table-cell>
          <table:table-cell office:value-type="string" calcext:value-type="string">
            <text:p><text:s/>Area </text:p>
          </table:table-cell>
          <table:table-cell office:value-type="string" calcext:value-type="string">
            <text:p><text:s/>Subthreshold Leakage </text:p>
          </table:table-cell>
          <table:table-cell office:value-type="string" calcext:value-type="string">
            <text:p><text:s/>Gate Leakage </text:p>
          </table:table-cell>
          <table:table-cell office:value-type="string" calcext:value-type="string">
            <text:p><text:s/>Runtime</text:p>
          </table:table-cell>
          <table:table-cell office:value-type="string" calcext:value-type="string">
            <text:p>sim_seconds [s]</text:p>
          </table:table-cell>
          <table:table-cell table:style-name="Default" office:value-type="string" calcext:value-type="string">
            <text:p>ENERGY [J]</text:p>
          </table:table-cell>
          <table:table-cell table:style-name="ce2" office:value-type="string" calcext:value-type="string">
            <text:p>EFFICIENCY=PERFORMANCE/POWER=INSTRUCTIONS/ENERGY</text:p>
          </table:table-cell>
          <table:table-cell office:value-type="string" calcext:value-type="string">
            <text:p>instructions</text:p>
          </table:table-cell>
        </table:table-row>
        <table:table-row table:style-name="ro2">
          <table:table-cell office:value-type="string" calcext:value-type="string">
            <text:p>(spechmmer)_McPAT/cacheline.128.txt </text:p>
          </table:table-cell>
          <table:table-cell office:value-type="float" office:value="9.58565" calcext:value-type="float">
            <text:p>9.58565</text:p>
          </table:table-cell>
          <table:table-cell office:value-type="float" office:value="1.04714" calcext:value-type="float">
            <text:p>1.04714</text:p>
          </table:table-cell>
          <table:table-cell office:value-type="float" office:value="0.0060447" calcext:value-type="float">
            <text:p>0.0060447</text:p>
          </table:table-cell>
          <table:table-cell office:value-type="float" office:value="0.0673001" calcext:value-type="float">
            <text:p>0.0673001</text:p>
          </table:table-cell>
          <table:table-cell office:value-type="float" office:value="0.00005" calcext:value-type="float">
            <text:p>0.00005</text:p>
          </table:table-cell>
          <table:table-cell table:formula="of:=([.C2]+[.D2]+[.E2])*[.F2]" office:value-type="float" office:value="0.00005602424" calcext:value-type="float">
            <text:p>5.60E-005</text:p>
          </table:table-cell>
          <table:table-cell table:formula="of:=instructions/[.G2]/[.B2]/1000000" office:value-type="float" office:value="24.3953416829588" calcext:value-type="float">
            <text:p>24.395341683</text:p>
          </table:table-cell>
          <table:table-cell office:value-type="float" office:value="13101" calcext:value-type="float">
            <text:p>13101</text:p>
          </table:table-cell>
        </table:table-row>
        <table:table-row table:style-name="ro2">
          <table:table-cell office:value-type="string" calcext:value-type="string">
            <text:p>(spechmmer)_McPAT/cacheline.32.txt </text:p>
          </table:table-cell>
          <table:table-cell office:value-type="float" office:value="5.00299" calcext:value-type="float">
            <text:p>5.00299</text:p>
          </table:table-cell>
          <table:table-cell office:value-type="float" office:value="0.791287" calcext:value-type="float">
            <text:p>0.791287</text:p>
          </table:table-cell>
          <table:table-cell office:value-type="float" office:value="0.00470731" calcext:value-type="float">
            <text:p>0.00470731</text:p>
          </table:table-cell>
          <table:table-cell office:value-type="float" office:value="0.0265022" calcext:value-type="float">
            <text:p>0.0265022</text:p>
          </table:table-cell>
          <table:table-cell office:value-type="float" office:value="0.000081" calcext:value-type="float">
            <text:p>0.000081</text:p>
          </table:table-cell>
          <table:table-cell table:formula="of:=([.C3]+[.D3]+[.E3])*[.F3]" office:value-type="float" office:value="0.00006662221731" calcext:value-type="float">
            <text:p>6.66E-005</text:p>
          </table:table-cell>
          <table:table-cell table:formula="of:=instructions/[.G3]/[.B3]/1000000" office:value-type="float" office:value="39.3057175603934" calcext:value-type="float">
            <text:p>39.3057175604</text:p>
          </table:table-cell>
          <table:table-cell/>
        </table:table-row>
        <table:table-row table:style-name="ro2">
          <table:table-cell office:value-type="string" calcext:value-type="string">
            <text:p>(spechmmer)_McPAT/cacheline.64.txt </text:p>
          </table:table-cell>
          <table:table-cell office:value-type="float" office:value="6.91295" calcext:value-type="float">
            <text:p>6.91295</text:p>
          </table:table-cell>
          <table:table-cell office:value-type="float" office:value="1.09545" calcext:value-type="float">
            <text:p>1.09545</text:p>
          </table:table-cell>
          <table:table-cell office:value-type="float" office:value="0.0072454" calcext:value-type="float">
            <text:p>0.0072454</text:p>
          </table:table-cell>
          <table:table-cell office:value-type="float" office:value="0.042381" calcext:value-type="float">
            <text:p>0.042381</text:p>
          </table:table-cell>
          <table:table-cell office:value-type="float" office:value="0.000059" calcext:value-type="float">
            <text:p>0.000059</text:p>
          </table:table-cell>
          <table:table-cell table:formula="of:=([.C4]+[.D4]+[.E4])*[.F4]" office:value-type="float" office:value="0.0000675595076" calcext:value-type="float">
            <text:p>6.76E-005</text:p>
          </table:table-cell>
          <table:table-cell table:formula="of:=instructions/[.G4]/[.B4]/1000000" office:value-type="float" office:value="28.0514009198953" calcext:value-type="float">
            <text:p>28.0514009199</text:p>
          </table:table-cell>
          <table:table-cell/>
        </table:table-row>
        <table:table-row table:style-name="ro2">
          <table:table-cell office:value-type="string" calcext:value-type="string">
            <text:p>(spechmmer)_McPAT/cpu_clock.1GHz.txt </text:p>
          </table:table-cell>
          <table:table-cell office:value-type="float" office:value="6.91295" calcext:value-type="float">
            <text:p>6.91295</text:p>
          </table:table-cell>
          <table:table-cell office:value-type="float" office:value="1.09545" calcext:value-type="float">
            <text:p>1.09545</text:p>
          </table:table-cell>
          <table:table-cell office:value-type="float" office:value="0.0072454" calcext:value-type="float">
            <text:p>0.0072454</text:p>
          </table:table-cell>
          <table:table-cell office:value-type="float" office:value="0.042381" calcext:value-type="float">
            <text:p>0.042381</text:p>
          </table:table-cell>
          <table:table-cell office:value-type="float" office:value="0.000059" calcext:value-type="float">
            <text:p>0.000059</text:p>
          </table:table-cell>
          <table:table-cell table:formula="of:=([.C5]+[.D5]+[.E5])*[.F5]" office:value-type="float" office:value="0.0000675595076" calcext:value-type="float">
            <text:p>6.76E-005</text:p>
          </table:table-cell>
          <table:table-cell table:formula="of:=instructions/[.G5]/[.B5]/1000000" office:value-type="float" office:value="28.0514009198953" calcext:value-type="float">
            <text:p>28.0514009199</text:p>
          </table:table-cell>
          <table:table-cell/>
        </table:table-row>
        <table:table-row table:style-name="ro2">
          <table:table-cell office:value-type="string" calcext:value-type="string">
            <text:p>(spechmmer)_McPAT/l1d_assoc.1.txt </text:p>
          </table:table-cell>
          <table:table-cell office:value-type="float" office:value="6.91295" calcext:value-type="float">
            <text:p>6.91295</text:p>
          </table:table-cell>
          <table:table-cell office:value-type="float" office:value="1.09545" calcext:value-type="float">
            <text:p>1.09545</text:p>
          </table:table-cell>
          <table:table-cell office:value-type="float" office:value="0.0072454" calcext:value-type="float">
            <text:p>0.0072454</text:p>
          </table:table-cell>
          <table:table-cell office:value-type="float" office:value="0.042381" calcext:value-type="float">
            <text:p>0.042381</text:p>
          </table:table-cell>
          <table:table-cell office:value-type="float" office:value="0.000059" calcext:value-type="float">
            <text:p>0.000059</text:p>
          </table:table-cell>
          <table:table-cell table:formula="of:=([.C6]+[.D6]+[.E6])*[.F6]" office:value-type="float" office:value="0.0000675595076" calcext:value-type="float">
            <text:p>6.76E-005</text:p>
          </table:table-cell>
          <table:table-cell table:formula="of:=instructions/[.G6]/[.B6]/1000000" office:value-type="float" office:value="28.0514009198953" calcext:value-type="float">
            <text:p>28.0514009199</text:p>
          </table:table-cell>
          <table:table-cell/>
        </table:table-row>
        <table:table-row table:style-name="ro2">
          <table:table-cell office:value-type="string" calcext:value-type="string">
            <text:p>(spechmmer)_McPAT/l1d_assoc.2.txt </text:p>
          </table:table-cell>
          <table:table-cell office:value-type="float" office:value="6.94948" calcext:value-type="float">
            <text:p>6.94948</text:p>
          </table:table-cell>
          <table:table-cell office:value-type="float" office:value="1.09577" calcext:value-type="float">
            <text:p>1.09577</text:p>
          </table:table-cell>
          <table:table-cell office:value-type="float" office:value="0.00724961" calcext:value-type="float">
            <text:p>0.00724961</text:p>
          </table:table-cell>
          <table:table-cell office:value-type="float" office:value="0.0449806" calcext:value-type="float">
            <text:p>0.0449806</text:p>
          </table:table-cell>
          <table:table-cell office:value-type="float" office:value="0.000058" calcext:value-type="float">
            <text:p>0.000058</text:p>
          </table:table-cell>
          <table:table-cell table:formula="of:=([.C7]+[.D7]+[.E7])*[.F7]" office:value-type="float" office:value="0.00006658401218" calcext:value-type="float">
            <text:p>6.66E-005</text:p>
          </table:table-cell>
          <table:table-cell table:formula="of:=instructions/[.G7]/[.B7]/1000000" office:value-type="float" office:value="28.3127579537058" calcext:value-type="float">
            <text:p>28.3127579537</text:p>
          </table:table-cell>
          <table:table-cell/>
        </table:table-row>
        <table:table-row table:style-name="ro2">
          <table:table-cell office:value-type="string" calcext:value-type="string">
            <text:p>(spechmmer)_McPAT/l1d_assoc.4.txt </text:p>
          </table:table-cell>
          <table:table-cell office:value-type="float" office:value="7.78918" calcext:value-type="float">
            <text:p>7.78918</text:p>
          </table:table-cell>
          <table:table-cell office:value-type="float" office:value="1.1743" calcext:value-type="float">
            <text:p>1.1743</text:p>
          </table:table-cell>
          <table:table-cell office:value-type="float" office:value="0.00797086" calcext:value-type="float">
            <text:p>0.00797086</text:p>
          </table:table-cell>
          <table:table-cell office:value-type="float" office:value="0.086359" calcext:value-type="float">
            <text:p>0.086359</text:p>
          </table:table-cell>
          <table:table-cell office:value-type="float" office:value="0.000058" calcext:value-type="float">
            <text:p>0.000058</text:p>
          </table:table-cell>
          <table:table-cell table:formula="of:=([.C8]+[.D8]+[.E8])*[.F8]" office:value-type="float" office:value="0.00007358053188" calcext:value-type="float">
            <text:p>7.36E-005</text:p>
          </table:table-cell>
          <table:table-cell table:formula="of:=instructions/[.G8]/[.B8]/1000000" office:value-type="float" office:value="22.8586081965849" calcext:value-type="float">
            <text:p>22.8586081966</text:p>
          </table:table-cell>
          <table:table-cell/>
        </table:table-row>
        <table:table-row table:style-name="ro2">
          <table:table-cell office:value-type="string" calcext:value-type="string">
            <text:p>(spechmmer)_McPAT/l1d.128kB_l1i.128kB.txt </text:p>
          </table:table-cell>
          <table:table-cell office:value-type="float" office:value="14.4308" calcext:value-type="float">
            <text:p>14.4308</text:p>
          </table:table-cell>
          <table:table-cell office:value-type="float" office:value="2.05379" calcext:value-type="float">
            <text:p>2.05379</text:p>
          </table:table-cell>
          <table:table-cell office:value-type="float" office:value="0.0157044" calcext:value-type="float">
            <text:p>0.0157044</text:p>
          </table:table-cell>
          <table:table-cell office:value-type="float" office:value="0.125845" calcext:value-type="float">
            <text:p>0.125845</text:p>
          </table:table-cell>
          <table:table-cell office:value-type="float" office:value="0.000058" calcext:value-type="float">
            <text:p>0.000058</text:p>
          </table:table-cell>
          <table:table-cell table:formula="of:=([.C9]+[.D9]+[.E9])*[.F9]" office:value-type="float" office:value="0.0001273296852" calcext:value-type="float">
            <text:p>1.27E-004</text:p>
          </table:table-cell>
          <table:table-cell table:formula="of:=instructions/[.G9]/[.B9]/1000000" office:value-type="float" office:value="7.12991534713003" calcext:value-type="float">
            <text:p>7.1299153471</text:p>
          </table:table-cell>
          <table:table-cell/>
        </table:table-row>
        <table:table-row table:style-name="ro2">
          <table:table-cell office:value-type="string" calcext:value-type="string">
            <text:p>(spechmmer)_McPAT/l1d.128kB_l1i.16kB.txt </text:p>
          </table:table-cell>
          <table:table-cell office:value-type="float" office:value="9.6657" calcext:value-type="float">
            <text:p>9.6657</text:p>
          </table:table-cell>
          <table:table-cell office:value-type="float" office:value="1.36746" calcext:value-type="float">
            <text:p>1.36746</text:p>
          </table:table-cell>
          <table:table-cell office:value-type="float" office:value="0.0096354" calcext:value-type="float">
            <text:p>0.0096354</text:p>
          </table:table-cell>
          <table:table-cell office:value-type="float" office:value="0.116731" calcext:value-type="float">
            <text:p>0.116731</text:p>
          </table:table-cell>
          <table:table-cell office:value-type="float" office:value="0.00006" calcext:value-type="float">
            <text:p>0.00006</text:p>
          </table:table-cell>
          <table:table-cell table:formula="of:=([.C10]+[.D10]+[.E10])*[.F10]" office:value-type="float" office:value="0.000089629584" calcext:value-type="float">
            <text:p>8.96E-005</text:p>
          </table:table-cell>
          <table:table-cell table:formula="of:=instructions/[.G10]/[.B10]/1000000" office:value-type="float" office:value="15.1223663295066" calcext:value-type="float">
            <text:p>15.1223663295</text:p>
          </table:table-cell>
          <table:table-cell/>
        </table:table-row>
        <table:table-row table:style-name="ro2">
          <table:table-cell office:value-type="string" calcext:value-type="string">
            <text:p>(spechmmer)_McPAT/l1d.128kB_l1i.32kB.txt </text:p>
          </table:table-cell>
          <table:table-cell office:value-type="float" office:value="9.71332" calcext:value-type="float">
            <text:p>9.71332</text:p>
          </table:table-cell>
          <table:table-cell office:value-type="float" office:value="1.37495" calcext:value-type="float">
            <text:p>1.37495</text:p>
          </table:table-cell>
          <table:table-cell office:value-type="float" office:value="0.00965413" calcext:value-type="float">
            <text:p>0.00965413</text:p>
          </table:table-cell>
          <table:table-cell office:value-type="float" office:value="0.118824" calcext:value-type="float">
            <text:p>0.118824</text:p>
          </table:table-cell>
          <table:table-cell office:value-type="float" office:value="0.000059" calcext:value-type="float">
            <text:p>0.000059</text:p>
          </table:table-cell>
          <table:table-cell table:formula="of:=([.C11]+[.D11]+[.E11])*[.F11]" office:value-type="float" office:value="0.00008870225967" calcext:value-type="float">
            <text:p>8.87E-005</text:p>
          </table:table-cell>
          <table:table-cell table:formula="of:=instructions/[.G11]/[.B11]/1000000" office:value-type="float" office:value="15.2055476513294" calcext:value-type="float">
            <text:p>15.2055476513</text:p>
          </table:table-cell>
          <table:table-cell/>
        </table:table-row>
        <table:table-row table:style-name="ro2">
          <table:table-cell office:value-type="string" calcext:value-type="string">
            <text:p>(spechmmer)_McPAT/l1d.128kB_l1i.64kB.txt </text:p>
          </table:table-cell>
          <table:table-cell office:value-type="float" office:value="12.1022" calcext:value-type="float">
            <text:p>12.1022</text:p>
          </table:table-cell>
          <table:table-cell office:value-type="float" office:value="1.77429" calcext:value-type="float">
            <text:p>1.77429</text:p>
          </table:table-cell>
          <table:table-cell office:value-type="float" office:value="0.0132956" calcext:value-type="float">
            <text:p>0.0132956</text:p>
          </table:table-cell>
          <table:table-cell office:value-type="float" office:value="0.123904" calcext:value-type="float">
            <text:p>0.123904</text:p>
          </table:table-cell>
          <table:table-cell office:value-type="float" office:value="0.000058" calcext:value-type="float">
            <text:p>0.000058</text:p>
          </table:table-cell>
          <table:table-cell table:formula="of:=([.C12]+[.D12]+[.E12])*[.F12]" office:value-type="float" office:value="0.0001108663968" calcext:value-type="float">
            <text:p>1.11E-004</text:p>
          </table:table-cell>
          <table:table-cell table:formula="of:=instructions/[.G12]/[.B12]/1000000" office:value-type="float" office:value="9.76427917074032" calcext:value-type="float">
            <text:p>9.7642791707</text:p>
          </table:table-cell>
          <table:table-cell/>
        </table:table-row>
        <table:table-row table:style-name="ro2">
          <table:table-cell office:value-type="string" calcext:value-type="string">
            <text:p>(spechmmer)_McPAT/l1d.16kB_l1i.128kB.txt </text:p>
          </table:table-cell>
          <table:table-cell office:value-type="float" office:value="9.18919" calcext:value-type="float">
            <text:p>9.18919</text:p>
          </table:table-cell>
          <table:table-cell office:value-type="float" office:value="1.36746" calcext:value-type="float">
            <text:p>1.36746</text:p>
          </table:table-cell>
          <table:table-cell office:value-type="float" office:value="0.0096354" calcext:value-type="float">
            <text:p>0.0096354</text:p>
          </table:table-cell>
          <table:table-cell office:value-type="float" office:value="0.0427115" calcext:value-type="float">
            <text:p>0.0427115</text:p>
          </table:table-cell>
          <table:table-cell office:value-type="float" office:value="0.00006" calcext:value-type="float">
            <text:p>0.00006</text:p>
          </table:table-cell>
          <table:table-cell table:formula="of:=([.C13]+[.D13]+[.E13])*[.F13]" office:value-type="float" office:value="0.000085188414" calcext:value-type="float">
            <text:p>8.52E-005</text:p>
          </table:table-cell>
          <table:table-cell table:formula="of:=instructions/[.G13]/[.B13]/1000000" office:value-type="float" office:value="16.7358079119391" calcext:value-type="float">
            <text:p>16.7358079119</text:p>
          </table:table-cell>
          <table:table-cell/>
        </table:table-row>
        <table:table-row table:style-name="ro2">
          <table:table-cell office:value-type="string" calcext:value-type="string">
            <text:p>(spechmmer)_McPAT/l1d.16kB_l1i.16kB.txt </text:p>
          </table:table-cell>
          <table:table-cell office:value-type="float" office:value="4.4241" calcext:value-type="float">
            <text:p>4.4241</text:p>
          </table:table-cell>
          <table:table-cell office:value-type="float" office:value="0.681119" calcext:value-type="float">
            <text:p>0.681119</text:p>
          </table:table-cell>
          <table:table-cell office:value-type="float" office:value="0.00356643" calcext:value-type="float">
            <text:p>0.00356643</text:p>
          </table:table-cell>
          <table:table-cell office:value-type="float" office:value="0.0365311" calcext:value-type="float">
            <text:p>0.0365311</text:p>
          </table:table-cell>
          <table:table-cell office:value-type="float" office:value="0.000061" calcext:value-type="float">
            <text:p>0.000061</text:p>
          </table:table-cell>
          <table:table-cell table:formula="of:=([.C14]+[.D14]+[.E14])*[.F14]" office:value-type="float" office:value="0.00004399420833" calcext:value-type="float">
            <text:p>4.40E-005</text:p>
          </table:table-cell>
          <table:table-cell table:formula="of:=instructions/[.G14]/[.B14]/1000000" office:value-type="float" office:value="67.3106841286794" calcext:value-type="float">
            <text:p>67.3106841287</text:p>
          </table:table-cell>
          <table:table-cell/>
        </table:table-row>
        <table:table-row table:style-name="ro2">
          <table:table-cell office:value-type="string" calcext:value-type="string">
            <text:p>(spechmmer)_McPAT/l1d.16kB_l1i.32kB.txt </text:p>
          </table:table-cell>
          <table:table-cell office:value-type="float" office:value="4.47172" calcext:value-type="float">
            <text:p>4.47172</text:p>
          </table:table-cell>
          <table:table-cell office:value-type="float" office:value="0.688615" calcext:value-type="float">
            <text:p>0.688615</text:p>
          </table:table-cell>
          <table:table-cell office:value-type="float" office:value="0.00358516" calcext:value-type="float">
            <text:p>0.00358516</text:p>
          </table:table-cell>
          <table:table-cell office:value-type="float" office:value="0.036473" calcext:value-type="float">
            <text:p>0.036473</text:p>
          </table:table-cell>
          <table:table-cell office:value-type="float" office:value="0.000061" calcext:value-type="float">
            <text:p>0.000061</text:p>
          </table:table-cell>
          <table:table-cell table:formula="of:=([.C15]+[.D15]+[.E15])*[.F15]" office:value-type="float" office:value="0.00004444906276" calcext:value-type="float">
            <text:p>4.44E-005</text:p>
          </table:table-cell>
          <table:table-cell table:formula="of:=instructions/[.G15]/[.B15]/1000000" office:value-type="float" office:value="65.9124168671214" calcext:value-type="float">
            <text:p>65.9124168671</text:p>
          </table:table-cell>
          <table:table-cell/>
        </table:table-row>
        <table:table-row table:style-name="ro2">
          <table:table-cell office:value-type="string" calcext:value-type="string">
            <text:p>(spechmmer)_McPAT/l1d.16kB_l1i.64kB.txt </text:p>
          </table:table-cell>
          <table:table-cell office:value-type="float" office:value="6.86057" calcext:value-type="float">
            <text:p>6.86057</text:p>
          </table:table-cell>
          <table:table-cell office:value-type="float" office:value="1.08795" calcext:value-type="float">
            <text:p>1.08795</text:p>
          </table:table-cell>
          <table:table-cell office:value-type="float" office:value="0.00722668" calcext:value-type="float">
            <text:p>0.00722668</text:p>
          </table:table-cell>
          <table:table-cell office:value-type="float" office:value="0.0408105" calcext:value-type="float">
            <text:p>0.0408105</text:p>
          </table:table-cell>
          <table:table-cell office:value-type="float" office:value="0.00006" calcext:value-type="float">
            <text:p>0.00006</text:p>
          </table:table-cell>
          <table:table-cell table:formula="of:=([.C16]+[.D16]+[.E16])*[.F16]" office:value-type="float" office:value="0.0000681592308" calcext:value-type="float">
            <text:p>6.82E-005</text:p>
          </table:table-cell>
          <table:table-cell table:formula="of:=instructions/[.G16]/[.B16]/1000000" office:value-type="float" office:value="28.0168668480356" calcext:value-type="float">
            <text:p>28.016866848</text:p>
          </table:table-cell>
          <table:table-cell/>
        </table:table-row>
        <table:table-row table:style-name="ro2">
          <table:table-cell office:value-type="string" calcext:value-type="string">
            <text:p>(spechmmer)_McPAT/l1d.32kB_l1i.128kB.txt </text:p>
          </table:table-cell>
          <table:table-cell office:value-type="float" office:value="9.24157" calcext:value-type="float">
            <text:p>9.24157</text:p>
          </table:table-cell>
          <table:table-cell office:value-type="float" office:value="1.37495" calcext:value-type="float">
            <text:p>1.37495</text:p>
          </table:table-cell>
          <table:table-cell office:value-type="float" office:value="0.00965413" calcext:value-type="float">
            <text:p>0.00965413</text:p>
          </table:table-cell>
          <table:table-cell office:value-type="float" office:value="0.0443634" calcext:value-type="float">
            <text:p>0.0443634</text:p>
          </table:table-cell>
          <table:table-cell office:value-type="float" office:value="0.000059" calcext:value-type="float">
            <text:p>0.000059</text:p>
          </table:table-cell>
          <table:table-cell table:formula="of:=([.C17]+[.D17]+[.E17])*[.F17]" office:value-type="float" office:value="0.00008430908427" calcext:value-type="float">
            <text:p>8.43E-005</text:p>
          </table:table-cell>
          <table:table-cell table:formula="of:=instructions/[.G17]/[.B17]/1000000" office:value-type="float" office:value="16.8145139174863" calcext:value-type="float">
            <text:p>16.8145139175</text:p>
          </table:table-cell>
          <table:table-cell/>
        </table:table-row>
        <table:table-row table:style-name="ro2">
          <table:table-cell office:value-type="string" calcext:value-type="string">
            <text:p>(spechmmer)_McPAT/l1d.32kB_l1i.16kB.txt </text:p>
          </table:table-cell>
          <table:table-cell office:value-type="float" office:value="4.47648" calcext:value-type="float">
            <text:p>4.47648</text:p>
          </table:table-cell>
          <table:table-cell office:value-type="float" office:value="0.688615" calcext:value-type="float">
            <text:p>0.688615</text:p>
          </table:table-cell>
          <table:table-cell office:value-type="float" office:value="0.00358516" calcext:value-type="float">
            <text:p>0.00358516</text:p>
          </table:table-cell>
          <table:table-cell office:value-type="float" office:value="0.037612" calcext:value-type="float">
            <text:p>0.037612</text:p>
          </table:table-cell>
          <table:table-cell office:value-type="float" office:value="0.000061" calcext:value-type="float">
            <text:p>0.000061</text:p>
          </table:table-cell>
          <table:table-cell table:formula="of:=([.C18]+[.D18]+[.E18])*[.F18]" office:value-type="float" office:value="0.00004451854176" calcext:value-type="float">
            <text:p>4.45E-005</text:p>
          </table:table-cell>
          <table:table-cell table:formula="of:=instructions/[.G18]/[.B18]/1000000" office:value-type="float" office:value="65.7395713409502" calcext:value-type="float">
            <text:p>65.739571341</text:p>
          </table:table-cell>
          <table:table-cell/>
        </table:table-row>
        <table:table-row table:style-name="ro2">
          <table:table-cell office:value-type="string" calcext:value-type="string">
            <text:p>(spechmmer)_McPAT/l1d.32kB_l1i.32kB.txt </text:p>
          </table:table-cell>
          <table:table-cell office:value-type="float" office:value="4.52409" calcext:value-type="float">
            <text:p>4.52409</text:p>
          </table:table-cell>
          <table:table-cell office:value-type="float" office:value="0.696111" calcext:value-type="float">
            <text:p>0.696111</text:p>
          </table:table-cell>
          <table:table-cell office:value-type="float" office:value="0.00360389" calcext:value-type="float">
            <text:p>0.00360389</text:p>
          </table:table-cell>
          <table:table-cell office:value-type="float" office:value="0.0379041" calcext:value-type="float">
            <text:p>0.0379041</text:p>
          </table:table-cell>
          <table:table-cell office:value-type="float" office:value="0.00006" calcext:value-type="float">
            <text:p>0.00006</text:p>
          </table:table-cell>
          <table:table-cell table:formula="of:=([.C19]+[.D19]+[.E19])*[.F19]" office:value-type="float" office:value="0.0000442571394" calcext:value-type="float">
            <text:p>4.43E-005</text:p>
          </table:table-cell>
          <table:table-cell table:formula="of:=instructions/[.G19]/[.B19]/1000000" office:value-type="float" office:value="65.431951184688" calcext:value-type="float">
            <text:p>65.4319511847</text:p>
          </table:table-cell>
          <table:table-cell/>
        </table:table-row>
        <table:table-row table:style-name="ro2">
          <table:table-cell office:value-type="string" calcext:value-type="string">
            <text:p>(spechmmer)_McPAT/l1d.32kB_l1i.64kB.txt </text:p>
          </table:table-cell>
          <table:table-cell office:value-type="float" office:value="6.91295" calcext:value-type="float">
            <text:p>6.91295</text:p>
          </table:table-cell>
          <table:table-cell office:value-type="float" office:value="1.09545" calcext:value-type="float">
            <text:p>1.09545</text:p>
          </table:table-cell>
          <table:table-cell office:value-type="float" office:value="0.0072454" calcext:value-type="float">
            <text:p>0.0072454</text:p>
          </table:table-cell>
          <table:table-cell office:value-type="float" office:value="0.042381" calcext:value-type="float">
            <text:p>0.042381</text:p>
          </table:table-cell>
          <table:table-cell office:value-type="float" office:value="0.000059" calcext:value-type="float">
            <text:p>0.000059</text:p>
          </table:table-cell>
          <table:table-cell table:formula="of:=([.C20]+[.D20]+[.E20])*[.F20]" office:value-type="float" office:value="0.0000675595076" calcext:value-type="float">
            <text:p>6.76E-005</text:p>
          </table:table-cell>
          <table:table-cell table:formula="of:=instructions/[.G20]/[.B20]/1000000" office:value-type="float" office:value="28.0514009198953" calcext:value-type="float">
            <text:p>28.0514009199</text:p>
          </table:table-cell>
          <table:table-cell/>
        </table:table-row>
        <table:table-row table:style-name="ro2">
          <table:table-cell office:value-type="string" calcext:value-type="string">
            <text:p>(spechmmer)_McPAT/l1d.64kB_l1i.128kB.txt </text:p>
          </table:table-cell>
          <table:table-cell office:value-type="float" office:value="11.8693" calcext:value-type="float">
            <text:p>11.8693</text:p>
          </table:table-cell>
          <table:table-cell office:value-type="float" office:value="1.77429" calcext:value-type="float">
            <text:p>1.77429</text:p>
          </table:table-cell>
          <table:table-cell office:value-type="float" office:value="0.0132956" calcext:value-type="float">
            <text:p>0.0132956</text:p>
          </table:table-cell>
          <table:table-cell office:value-type="float" office:value="0.101569" calcext:value-type="float">
            <text:p>0.101569</text:p>
          </table:table-cell>
          <table:table-cell office:value-type="float" office:value="0.000058" calcext:value-type="float">
            <text:p>0.000058</text:p>
          </table:table-cell>
          <table:table-cell table:formula="of:=([.C21]+[.D21]+[.E21])*[.F21]" office:value-type="float" office:value="0.0001095709668" calcext:value-type="float">
            <text:p>1.10E-004</text:p>
          </table:table-cell>
          <table:table-cell table:formula="of:=instructions/[.G21]/[.B21]/1000000" office:value-type="float" office:value="10.0735801464402" calcext:value-type="float">
            <text:p>10.0735801464</text:p>
          </table:table-cell>
          <table:table-cell/>
        </table:table-row>
        <table:table-row table:style-name="ro2">
          <table:table-cell office:value-type="string" calcext:value-type="string">
            <text:p>(spechmmer)_McPAT/l1d.64kB_l1i.16kB.txt </text:p>
          </table:table-cell>
          <table:table-cell office:value-type="float" office:value="7.10422" calcext:value-type="float">
            <text:p>7.10422</text:p>
          </table:table-cell>
          <table:table-cell office:value-type="float" office:value="1.08795" calcext:value-type="float">
            <text:p>1.08795</text:p>
          </table:table-cell>
          <table:table-cell office:value-type="float" office:value="0.00722668" calcext:value-type="float">
            <text:p>0.00722668</text:p>
          </table:table-cell>
          <table:table-cell office:value-type="float" office:value="0.0931081" calcext:value-type="float">
            <text:p>0.0931081</text:p>
          </table:table-cell>
          <table:table-cell office:value-type="float" office:value="0.00006" calcext:value-type="float">
            <text:p>0.00006</text:p>
          </table:table-cell>
          <table:table-cell table:formula="of:=([.C22]+[.D22]+[.E22])*[.F22]" office:value-type="float" office:value="0.0000712970868" calcext:value-type="float">
            <text:p>7.13E-005</text:p>
          </table:table-cell>
          <table:table-cell table:formula="of:=instructions/[.G22]/[.B22]/1000000" office:value-type="float" office:value="25.8652249431634" calcext:value-type="float">
            <text:p>25.8652249432</text:p>
          </table:table-cell>
          <table:table-cell/>
        </table:table-row>
        <table:table-row table:style-name="ro2">
          <table:table-cell office:value-type="string" calcext:value-type="string">
            <text:p>(spechmmer)_McPAT/l1d.64kB_l1i.32kB.txt </text:p>
          </table:table-cell>
          <table:table-cell office:value-type="float" office:value="7.15183" calcext:value-type="float">
            <text:p>7.15183</text:p>
          </table:table-cell>
          <table:table-cell office:value-type="float" office:value="1.09545" calcext:value-type="float">
            <text:p>1.09545</text:p>
          </table:table-cell>
          <table:table-cell office:value-type="float" office:value="0.0072454" calcext:value-type="float">
            <text:p>0.0072454</text:p>
          </table:table-cell>
          <table:table-cell office:value-type="float" office:value="0.0947319" calcext:value-type="float">
            <text:p>0.0947319</text:p>
          </table:table-cell>
          <table:table-cell office:value-type="float" office:value="0.000059" calcext:value-type="float">
            <text:p>0.000059</text:p>
          </table:table-cell>
          <table:table-cell table:formula="of:=([.C23]+[.D23]+[.E23])*[.F23]" office:value-type="float" office:value="0.0000706482107" calcext:value-type="float">
            <text:p>7.06E-005</text:p>
          </table:table-cell>
          <table:table-cell table:formula="of:=instructions/[.G23]/[.B23]/1000000" office:value-type="float" office:value="25.9290196580182" calcext:value-type="float">
            <text:p>25.929019658</text:p>
          </table:table-cell>
          <table:table-cell/>
        </table:table-row>
        <table:table-row table:style-name="ro2">
          <table:table-cell office:value-type="string" calcext:value-type="string">
            <text:p>(spechmmer)_McPAT/l1d.64kB_l1i.64kB.txt </text:p>
          </table:table-cell>
          <table:table-cell office:value-type="float" office:value="9.54069" calcext:value-type="float">
            <text:p>9.54069</text:p>
          </table:table-cell>
          <table:table-cell office:value-type="float" office:value="1.49478" calcext:value-type="float">
            <text:p>1.49478</text:p>
          </table:table-cell>
          <table:table-cell office:value-type="float" office:value="0.0108869" calcext:value-type="float">
            <text:p>0.0108869</text:p>
          </table:table-cell>
          <table:table-cell office:value-type="float" office:value="0.0996274" calcext:value-type="float">
            <text:p>0.0996274</text:p>
          </table:table-cell>
          <table:table-cell office:value-type="float" office:value="0.000058" calcext:value-type="float">
            <text:p>0.000058</text:p>
          </table:table-cell>
          <table:table-cell table:formula="of:=([.C24]+[.D24]+[.E24])*[.F24]" office:value-type="float" office:value="0.0000931070694" calcext:value-type="float">
            <text:p>9.31E-005</text:p>
          </table:table-cell>
          <table:table-cell table:formula="of:=instructions/[.G24]/[.B24]/1000000" office:value-type="float" office:value="14.7483014092517" calcext:value-type="float">
            <text:p>14.7483014093</text:p>
          </table:table-cell>
          <table:table-cell/>
        </table:table-row>
        <table:table-row table:style-name="ro2">
          <table:table-cell office:value-type="string" calcext:value-type="string">
            <text:p>(spechmmer)_McPAT/l1i_assoc.1.txt </text:p>
          </table:table-cell>
          <table:table-cell office:value-type="float" office:value="6.91295" calcext:value-type="float">
            <text:p>6.91295</text:p>
          </table:table-cell>
          <table:table-cell office:value-type="float" office:value="1.09545" calcext:value-type="float">
            <text:p>1.09545</text:p>
          </table:table-cell>
          <table:table-cell office:value-type="float" office:value="0.0072454" calcext:value-type="float">
            <text:p>0.0072454</text:p>
          </table:table-cell>
          <table:table-cell office:value-type="float" office:value="0.042381" calcext:value-type="float">
            <text:p>0.042381</text:p>
          </table:table-cell>
          <table:table-cell office:value-type="float" office:value="0.000059" calcext:value-type="float">
            <text:p>0.000059</text:p>
          </table:table-cell>
          <table:table-cell table:formula="of:=([.C25]+[.D25]+[.E25])*[.F25]" office:value-type="float" office:value="0.0000675595076" calcext:value-type="float">
            <text:p>6.76E-005</text:p>
          </table:table-cell>
          <table:table-cell table:formula="of:=instructions/[.G25]/[.B25]/1000000" office:value-type="float" office:value="28.0514009198953" calcext:value-type="float">
            <text:p>28.0514009199</text:p>
          </table:table-cell>
          <table:table-cell/>
        </table:table-row>
        <table:table-row table:style-name="ro2">
          <table:table-cell office:value-type="string" calcext:value-type="string">
            <text:p>(spechmmer)_McPAT/l1i_assoc.2.txt </text:p>
          </table:table-cell>
          <table:table-cell office:value-type="float" office:value="6.94912" calcext:value-type="float">
            <text:p>6.94912</text:p>
          </table:table-cell>
          <table:table-cell office:value-type="float" office:value="1.09768" calcext:value-type="float">
            <text:p>1.09768</text:p>
          </table:table-cell>
          <table:table-cell office:value-type="float" office:value="0.0072586" calcext:value-type="float">
            <text:p>0.0072586</text:p>
          </table:table-cell>
          <table:table-cell office:value-type="float" office:value="0.0424092" calcext:value-type="float">
            <text:p>0.0424092</text:p>
          </table:table-cell>
          <table:table-cell office:value-type="float" office:value="0.000059" calcext:value-type="float">
            <text:p>0.000059</text:p>
          </table:table-cell>
          <table:table-cell table:formula="of:=([.C26]+[.D26]+[.E26])*[.F26]" office:value-type="float" office:value="0.0000676935202" calcext:value-type="float">
            <text:p>6.77E-005</text:p>
          </table:table-cell>
          <table:table-cell table:formula="of:=instructions/[.G26]/[.B26]/1000000" office:value-type="float" office:value="27.8501498620828" calcext:value-type="float">
            <text:p>27.8501498621</text:p>
          </table:table-cell>
          <table:table-cell/>
        </table:table-row>
        <table:table-row table:style-name="ro2">
          <table:table-cell office:value-type="string" calcext:value-type="string">
            <text:p>(spechmmer)_McPAT/l1i_assoc.4.txt </text:p>
          </table:table-cell>
          <table:table-cell office:value-type="float" office:value="5.91587" calcext:value-type="float">
            <text:p>5.91587</text:p>
          </table:table-cell>
          <table:table-cell office:value-type="float" office:value="0.825196" calcext:value-type="float">
            <text:p>0.825196</text:p>
          </table:table-cell>
          <table:table-cell office:value-type="float" office:value="0.00464329" calcext:value-type="float">
            <text:p>0.00464329</text:p>
          </table:table-cell>
          <table:table-cell office:value-type="float" office:value="0.0429139" calcext:value-type="float">
            <text:p>0.0429139</text:p>
          </table:table-cell>
          <table:table-cell office:value-type="float" office:value="0.000059" calcext:value-type="float">
            <text:p>0.000059</text:p>
          </table:table-cell>
          <table:table-cell table:formula="of:=([.C27]+[.D27]+[.E27])*[.F27]" office:value-type="float" office:value="0.00005149243821" calcext:value-type="float">
            <text:p>5.15E-005</text:p>
          </table:table-cell>
          <table:table-cell table:formula="of:=instructions/[.G27]/[.B27]/1000000" office:value-type="float" office:value="43.0073187990008" calcext:value-type="float">
            <text:p>43.007318799</text:p>
          </table:table-cell>
          <table:table-cell/>
        </table:table-row>
        <table:table-row table:style-name="ro2">
          <table:table-cell office:value-type="string" calcext:value-type="string">
            <text:p>(spechmmer)_McPAT/l2_size.1MB.txt </text:p>
          </table:table-cell>
          <table:table-cell office:value-type="float" office:value="6.91295" calcext:value-type="float">
            <text:p>6.91295</text:p>
          </table:table-cell>
          <table:table-cell office:value-type="float" office:value="1.09545" calcext:value-type="float">
            <text:p>1.09545</text:p>
          </table:table-cell>
          <table:table-cell office:value-type="float" office:value="0.0072454" calcext:value-type="float">
            <text:p>0.0072454</text:p>
          </table:table-cell>
          <table:table-cell office:value-type="float" office:value="0.042381" calcext:value-type="float">
            <text:p>0.042381</text:p>
          </table:table-cell>
          <table:table-cell office:value-type="float" office:value="0.000059" calcext:value-type="float">
            <text:p>0.000059</text:p>
          </table:table-cell>
          <table:table-cell table:formula="of:=([.C28]+[.D28]+[.E28])*[.F28]" office:value-type="float" office:value="0.0000675595076" calcext:value-type="float">
            <text:p>6.76E-005</text:p>
          </table:table-cell>
          <table:table-cell table:formula="of:=instructions/[.G28]/[.B28]/1000000" office:value-type="float" office:value="28.0514009198953" calcext:value-type="float">
            <text:p>28.0514009199</text:p>
          </table:table-cell>
          <table:table-cell/>
        </table:table-row>
        <table:table-row table:style-name="ro2">
          <table:table-cell office:value-type="string" calcext:value-type="string">
            <text:p>(spechmmer)_McPAT/l2_size.256kB.txt </text:p>
          </table:table-cell>
          <table:table-cell office:value-type="float" office:value="6.91295" calcext:value-type="float">
            <text:p>6.91295</text:p>
          </table:table-cell>
          <table:table-cell office:value-type="float" office:value="1.09545" calcext:value-type="float">
            <text:p>1.09545</text:p>
          </table:table-cell>
          <table:table-cell office:value-type="float" office:value="0.0072454" calcext:value-type="float">
            <text:p>0.0072454</text:p>
          </table:table-cell>
          <table:table-cell office:value-type="float" office:value="0.042381" calcext:value-type="float">
            <text:p>0.042381</text:p>
          </table:table-cell>
          <table:table-cell office:value-type="float" office:value="0.000059" calcext:value-type="float">
            <text:p>0.000059</text:p>
          </table:table-cell>
          <table:table-cell table:formula="of:=([.C29]+[.D29]+[.E29])*[.F29]" office:value-type="float" office:value="0.0000675595076" calcext:value-type="float">
            <text:p>6.76E-005</text:p>
          </table:table-cell>
          <table:table-cell table:formula="of:=instructions/[.G29]/[.B29]/1000000" office:value-type="float" office:value="28.0514009198953" calcext:value-type="float">
            <text:p>28.0514009199</text:p>
          </table:table-cell>
          <table:table-cell/>
        </table:table-row>
        <table:table-row table:style-name="ro2">
          <table:table-cell office:value-type="string" calcext:value-type="string">
            <text:p>(spechmmer)_McPAT/l2_size.2MB.txt </text:p>
          </table:table-cell>
          <table:table-cell office:value-type="float" office:value="6.91295" calcext:value-type="float">
            <text:p>6.91295</text:p>
          </table:table-cell>
          <table:table-cell office:value-type="float" office:value="1.09545" calcext:value-type="float">
            <text:p>1.09545</text:p>
          </table:table-cell>
          <table:table-cell office:value-type="float" office:value="0.0072454" calcext:value-type="float">
            <text:p>0.0072454</text:p>
          </table:table-cell>
          <table:table-cell office:value-type="float" office:value="0.042381" calcext:value-type="float">
            <text:p>0.042381</text:p>
          </table:table-cell>
          <table:table-cell office:value-type="float" office:value="0.000059" calcext:value-type="float">
            <text:p>0.000059</text:p>
          </table:table-cell>
          <table:table-cell table:formula="of:=([.C30]+[.D30]+[.E30])*[.F30]" office:value-type="float" office:value="0.0000675595076" calcext:value-type="float">
            <text:p>6.76E-005</text:p>
          </table:table-cell>
          <table:table-cell table:formula="of:=instructions/[.G30]/[.B30]/1000000" office:value-type="float" office:value="28.0514009198953" calcext:value-type="float">
            <text:p>28.0514009199</text:p>
          </table:table-cell>
          <table:table-cell/>
        </table:table-row>
        <table:table-row table:style-name="ro2">
          <table:table-cell office:value-type="string" calcext:value-type="string">
            <text:p>(spechmmer)_McPAT/l2_size.4MB.txt </text:p>
          </table:table-cell>
          <table:table-cell office:value-type="float" office:value="6.91295" calcext:value-type="float">
            <text:p>6.91295</text:p>
          </table:table-cell>
          <table:table-cell office:value-type="float" office:value="1.09545" calcext:value-type="float">
            <text:p>1.09545</text:p>
          </table:table-cell>
          <table:table-cell office:value-type="float" office:value="0.0072454" calcext:value-type="float">
            <text:p>0.0072454</text:p>
          </table:table-cell>
          <table:table-cell office:value-type="float" office:value="0.042381" calcext:value-type="float">
            <text:p>0.042381</text:p>
          </table:table-cell>
          <table:table-cell office:value-type="float" office:value="0.000059" calcext:value-type="float">
            <text:p>0.000059</text:p>
          </table:table-cell>
          <table:table-cell table:formula="of:=([.C31]+[.D31]+[.E31])*[.F31]" office:value-type="float" office:value="0.0000675595076" calcext:value-type="float">
            <text:p>6.76E-005</text:p>
          </table:table-cell>
          <table:table-cell table:formula="of:=instructions/[.G31]/[.B31]/1000000" office:value-type="float" office:value="28.0514009198953" calcext:value-type="float">
            <text:p>28.0514009199</text:p>
          </table:table-cell>
          <table:table-cell/>
        </table:table-row>
        <table:table-row table:style-name="ro2">
          <table:table-cell office:value-type="string" calcext:value-type="string">
            <text:p>(spechmmer)_McPAT/l2_size.512kB.txt </text:p>
          </table:table-cell>
          <table:table-cell office:value-type="float" office:value="6.91295" calcext:value-type="float">
            <text:p>6.91295</text:p>
          </table:table-cell>
          <table:table-cell office:value-type="float" office:value="1.09545" calcext:value-type="float">
            <text:p>1.09545</text:p>
          </table:table-cell>
          <table:table-cell office:value-type="float" office:value="0.0072454" calcext:value-type="float">
            <text:p>0.0072454</text:p>
          </table:table-cell>
          <table:table-cell office:value-type="float" office:value="0.042381" calcext:value-type="float">
            <text:p>0.042381</text:p>
          </table:table-cell>
          <table:table-cell office:value-type="float" office:value="0.000059" calcext:value-type="float">
            <text:p>0.000059</text:p>
          </table:table-cell>
          <table:table-cell table:formula="of:=([.C32]+[.D32]+[.E32])*[.F32]" office:value-type="float" office:value="0.0000675595076" calcext:value-type="float">
            <text:p>6.76E-005</text:p>
          </table:table-cell>
          <table:table-cell table:formula="of:=instructions/[.G32]/[.B32]/1000000" office:value-type="float" office:value="28.0514009198953" calcext:value-type="float">
            <text:p>28.0514009199</text:p>
          </table:table-cell>
          <table:table-cell/>
        </table:table-row>
        <table:table-row table:style-name="ro2">
          <table:table-cell office:value-type="string" calcext:value-type="string">
            <text:p>(spechmmer)_McPAT/l2d_assoc.1.txt </text:p>
          </table:table-cell>
          <table:table-cell office:value-type="float" office:value="6.91295" calcext:value-type="float">
            <text:p>6.91295</text:p>
          </table:table-cell>
          <table:table-cell office:value-type="float" office:value="1.09545" calcext:value-type="float">
            <text:p>1.09545</text:p>
          </table:table-cell>
          <table:table-cell office:value-type="float" office:value="0.0072454" calcext:value-type="float">
            <text:p>0.0072454</text:p>
          </table:table-cell>
          <table:table-cell office:value-type="float" office:value="0.042381" calcext:value-type="float">
            <text:p>0.042381</text:p>
          </table:table-cell>
          <table:table-cell office:value-type="float" office:value="0.000059" calcext:value-type="float">
            <text:p>0.000059</text:p>
          </table:table-cell>
          <table:table-cell table:formula="of:=([.C33]+[.D33]+[.E33])*[.F33]" office:value-type="float" office:value="0.0000675595076" calcext:value-type="float">
            <text:p>6.76E-005</text:p>
          </table:table-cell>
          <table:table-cell table:formula="of:=instructions/[.G33]/[.B33]/1000000" office:value-type="float" office:value="28.0514009198953" calcext:value-type="float">
            <text:p>28.0514009199</text:p>
          </table:table-cell>
          <table:table-cell/>
        </table:table-row>
        <table:table-row table:style-name="ro2">
          <table:table-cell office:value-type="string" calcext:value-type="string">
            <text:p>(spechmmer)_McPAT/l2d_assoc.2.txt </text:p>
          </table:table-cell>
          <table:table-cell office:value-type="float" office:value="6.91295" calcext:value-type="float">
            <text:p>6.91295</text:p>
          </table:table-cell>
          <table:table-cell office:value-type="float" office:value="1.09545" calcext:value-type="float">
            <text:p>1.09545</text:p>
          </table:table-cell>
          <table:table-cell office:value-type="float" office:value="0.0072454" calcext:value-type="float">
            <text:p>0.0072454</text:p>
          </table:table-cell>
          <table:table-cell office:value-type="float" office:value="0.042381" calcext:value-type="float">
            <text:p>0.042381</text:p>
          </table:table-cell>
          <table:table-cell office:value-type="float" office:value="0.000059" calcext:value-type="float">
            <text:p>0.000059</text:p>
          </table:table-cell>
          <table:table-cell table:formula="of:=([.C34]+[.D34]+[.E34])*[.F34]" office:value-type="float" office:value="0.0000675595076" calcext:value-type="float">
            <text:p>6.76E-005</text:p>
          </table:table-cell>
          <table:table-cell table:formula="of:=instructions/[.G34]/[.B34]/1000000" office:value-type="float" office:value="28.0514009198953" calcext:value-type="float">
            <text:p>28.0514009199</text:p>
          </table:table-cell>
          <table:table-cell/>
        </table:table-row>
        <table:table-row table:style-name="ro2">
          <table:table-cell office:value-type="string" calcext:value-type="string">
            <text:p>(spechmmer)_McPAT/l2d_assoc.4.txt </text:p>
          </table:table-cell>
          <table:table-cell office:value-type="float" office:value="6.91295" calcext:value-type="float">
            <text:p>6.91295</text:p>
          </table:table-cell>
          <table:table-cell office:value-type="float" office:value="1.09545" calcext:value-type="float">
            <text:p>1.09545</text:p>
          </table:table-cell>
          <table:table-cell office:value-type="float" office:value="0.0072454" calcext:value-type="float">
            <text:p>0.0072454</text:p>
          </table:table-cell>
          <table:table-cell office:value-type="float" office:value="0.042381" calcext:value-type="float">
            <text:p>0.042381</text:p>
          </table:table-cell>
          <table:table-cell office:value-type="float" office:value="0.000059" calcext:value-type="float">
            <text:p>0.000059</text:p>
          </table:table-cell>
          <table:table-cell table:formula="of:=([.C35]+[.D35]+[.E35])*[.F35]" office:value-type="float" office:value="0.0000675595076" calcext:value-type="float">
            <text:p>6.76E-005</text:p>
          </table:table-cell>
          <table:table-cell table:formula="of:=instructions/[.G35]/[.B35]/1000000" office:value-type="float" office:value="28.0514009198953" calcext:value-type="float">
            <text:p>28.0514009199</text:p>
          </table:table-cell>
          <table:table-cell/>
        </table:table-row>
      </table:table>
      <table:named-expressions>
        <table:named-range table:name="instructions" table:base-cell-address="$Φύλλο1.$I$2" table:cell-range-address="$Φύλλο1.$I$2"/>
      </table:named-expressions>
      <table:database-ranges>
        <table:database-range table:name="__Anonymous_Sheet_DB__0" table:target-range-address="Φύλλο1.F2:Φύλλο1.F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00/00/0000</text:date>, <text:time style:data-style-name="N2" text:time-value="11:34:41.566808449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6:13:09.617623392</meta:creation-date>
    <dc:date>2019-12-18T12:06:57.584011393</dc:date>
    <meta:editing-duration>PT4M10S</meta:editing-duration>
    <meta:editing-cycles>4</meta:editing-cycles>
    <meta:generator>LibreOffice/4.2.8.2$Linux_X86_64 LibreOffice_project/420m0$Build-2</meta:generator>
    <meta:document-statistic meta:table-count="1" meta:cell-count="282" meta:object-count="0"/>
  </office:meta>
</office:document-meta>
</file>